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2" style:family="paragraph" style:parent-style-name="Quotations">
      <style:paragraph-properties fo:margin-left="0cm" fo:margin-right="1cm" fo:text-indent="0cm" style:auto-text-indent="false"/>
    </style:style>
    <style:style style:name="P3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4" style:family="paragraph" style:parent-style-name="Text_20_body">
      <style:text-properties officeooo:paragraph-rsid="007a1707"/>
    </style:style>
    <style:style style:name="P5" style:family="paragraph" style:parent-style-name="Text_20_body">
      <style:paragraph-properties fo:break-before="page"/>
      <style:text-properties officeooo:paragraph-rsid="007a1707"/>
    </style:style>
    <style:style style:name="P6" style:family="paragraph" style:parent-style-name="Heading_20_1" style:list-style-name=""/>
    <style:style style:name="P7" style:family="paragraph" style:parent-style-name="Contents_20_Heading">
      <style:paragraph-properties fo:break-before="pag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54c328"/>
    </style:style>
    <style:style style:name="T2" style:family="text">
      <style:text-properties officeooo:rsid="007a1707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562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9" svg:width="17.64cm" svg:height="8.822cm" svg:x="-0.522cm" svg:y="1.011cm"><text:p text:style-name="P8"><text:span text:style-name="T3">Angular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3">Autor : Manuel Melero Benítez.</text:p>
      <text:p text:style-name="P3">Modulo: <text:span text:style-name="T2">Desarrollo web en entorno cliente.</text:span></text:p>
      <text:p text:style-name="P3">Curso: 2019 – 2020.</text:p>
      <text:p text:style-name="P3">Instituto: I.E.S. Jacarandá.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</text:index-body>
      </text:table-of-content>
      <text:p text:style-name="P2"/>
      <text:p text:style-name="P1"/>
      <text:p text:style-name="P1"/>
      <text:h text:style-name="P6" text:outline-level="1"/>
      <text:p text:style-name="P5"><text:span text:style-name="T1">¿Qué objetivos has conseguido?</text:span></text:p>
      <text:p text:style-name="P4">Explica detalladamente los conceptos que has aprendido.</text:p>
      <text:p text:style-name="P4">Si has conseguido crear algunos proyectos de  ejemplos, explícalos. Deberás subir al Github el código que has implementado e indicar en el manual que elabores el enlace correspondiente.</text:p>
      <text:p text:style-name="P4">Fuentes bibliográficas consult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first>
        <text:p text:style-name="Footer"/>
      </style:footer-first>
      <style:footer-left>
        <text:p text:style-name="Footer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19-11-06T12:36:15.757220491</dc:date>
    <meta:editing-duration>PT4H6M2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11" meta:word-count="62" meta:character-count="432" meta:non-whitespace-character-count="379"/>
  </office:meta>
</office:document-meta>
</file>